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8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column table:style-name="co6" table:number-columns-repeated="15360" table:default-cell-style-name="Default"/>
        <table:table-row table:style-name="ro1">
          <table:table-cell table:style-name="ce37" office:value-type="string" calcext:value-type="string">
            <text:p>Konami 054539 - From Racing Force (no RAM)</text:p>
          </table:table-cell>
          <table:table-cell table:number-columns-repeated="16383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5" office:value-type="string" calcext:value-type="string">
            <text:p>Top-left → bottom-left</text:p>
          </table:table-cell>
          <table:table-cell table:style-name="ce12" table:number-columns-repeated="3"/>
          <table:table-cell table:style-name="ce38" table:number-columns-repeated="1015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style-name="ce20" office:value-type="string" calcext:value-type="string">
            <text:p>Racing Force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IN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2LRCK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2D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AX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E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FR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AXLR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2D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SOUTx from DSP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8" table:number-columns-repeated="1637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/>
          <table:table-cell/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/>
          <table:table-cell table:style-name="ce54" table:number-columns-repeated="4"/>
          <table:table-cell table:number-columns-repeated="1637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8" table:number-columns-repeated="16375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/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CK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51" table:number-columns-repeated="1637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est GND</text:p>
          </table:table-cell>
          <table:table-cell table:style-name="ce54" table:number-columns-repeated="4"/>
          <table:table-cell table:style-name="ce23" table:number-columns-repeated="16375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est GND</text:p>
          </table:table-cell>
          <table:table-cell table:style-name="ce54" table:number-columns-repeated="4"/>
          <table:table-cell table:style-name="ce23" table:number-columns-repeated="1637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51" table:number-columns-repeated="16375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CS AND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OE AND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6-02T10:52:46.815000000</dc:date>
    <meta:editing-duration>P1DT5H22M33S</meta:editing-duration>
    <meta:editing-cycles>50</meta:editing-cycles>
    <meta:document-statistic meta:table-count="3" meta:cell-count="525" meta:object-count="0"/>
  </office:meta>
</office:document-meta>
</file>